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990000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00cc"/>
    </style:style>
    <style:style style:name="ce10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3333ff"/>
    </style:style>
    <style:style style:name="ce12" style:family="table-cell" style:parent-style-name="Default">
      <style:table-cell-properties fo:background-color="#007826"/>
    </style:style>
    <style:style style:name="ce13" style:family="table-cell" style:parent-style-name="Default">
      <style:table-cell-properties fo:background-color="#0066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006600"/>
    </style:style>
    <style:style style:name="ce15" style:family="table-cell" style:parent-style-name="Default">
      <style:table-cell-properties fo:background-color="#663300"/>
    </style:style>
    <style:style style:name="ce16" style:family="table-cell" style:parent-style-name="Default">
      <style:table-cell-properties fo:background-color="#663300"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kontras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homogenitas</text:p>
          </table:table-cell>
          <table:table-cell table:style-name="ce2" office:value-type="string" calcext:value-type="string">
            <text:p>corelasi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manis</text:p>
          </table:table-cell>
          <table:table-cell table:style-name="ce3" office:value-type="float" office:value="88.2808989853" calcext:value-type="float">
            <text:p>88.2808989853</text:p>
          </table:table-cell>
          <table:table-cell table:style-name="ce3" office:value-type="float" office:value="0.209207208077" calcext:value-type="float">
            <text:p>0.2092072081</text:p>
          </table:table-cell>
          <table:table-cell table:style-name="ce3" office:value-type="float" office:value="0.674876546817" calcext:value-type="float">
            <text:p>0.6748765468</text:p>
          </table:table-cell>
          <table:table-cell table:style-name="ce3" office:value-type="float" office:value="0.977723847799" calcext:value-type="float">
            <text:p>0.9777238478</text:p>
          </table:table-cell>
          <table:table-cell table:style-name="ce1" table:formula="of:=SQRT(([.F8]-[.$F$8])^2 + ([.G8]-[.$G$8])^2 + ([.H8]-[.$H$8])^2 + ([.I8]-[.$I$8])^2)" office:value-type="float" office:value="0" calcext:value-type="float">
            <text:p>0</text:p>
          </table:table-cell>
          <table:table-cell table:style-name="ce17" table:formula="of:=SQRT(([.F8]-[.$F$9])^2 + ([.G8]-[.$G$9])^2 + ([.H8]-[.$H$9])^2 + ([.I8]-[.$I$9])^2)" office:value-type="float" office:value="485.558533856768" calcext:value-type="float">
            <text:p>485.558533856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eruk lemon</text:p>
          </table:table-cell>
          <table:table-cell table:style-name="ce4" office:value-type="float" office:value="573.839405761" calcext:value-type="float">
            <text:p>573.839405761</text:p>
          </table:table-cell>
          <table:table-cell table:style-name="ce4" office:value-type="float" office:value="0.227614004475" calcext:value-type="float">
            <text:p>0.2276140045</text:p>
          </table:table-cell>
          <table:table-cell table:style-name="ce4" office:value-type="float" office:value="0.749328209812" calcext:value-type="float">
            <text:p>0.7493282098</text:p>
          </table:table-cell>
          <table:table-cell table:style-name="ce4" office:value-type="float" office:value="0.834835688401" calcext:value-type="float">
            <text:p>0.8348356884</text:p>
          </table:table-cell>
          <table:table-cell table:style-name="ce1" table:formula="of:=SQRT(([.F9]-[.$F$8])^2 + ([.G9]-[.$G$8])^2 + ([.H9]-[.$H$8])^2 + ([.I9]-[.$I$8])^2)" office:value-type="float" office:value="485.558533856768" calcext:value-type="float">
            <text:p>485.5585338568</text:p>
          </table:table-cell>
          <table:table-cell table:style-name="ce17" table:formula="of:=SQRT(([.F9]-[.$F$9])^2 + ([.G9]-[.$G$9])^2 + ([.H9]-[.$H$9])^2 + ([.I9]-[.$I$9])^2)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bali</text:p>
          </table:table-cell>
          <table:table-cell table:style-name="ce2" office:value-type="float" office:value="107.365160794" calcext:value-type="float">
            <text:p>107.365160794</text:p>
          </table:table-cell>
          <table:table-cell table:style-name="ce2" office:value-type="float" office:value="0.000213520612688" calcext:value-type="float">
            <text:p>0.0002135206</text:p>
          </table:table-cell>
          <table:table-cell table:style-name="ce2" office:value-type="float" office:value="0.267868088328" calcext:value-type="float">
            <text:p>0.2678680883</text:p>
          </table:table-cell>
          <table:table-cell table:style-name="ce2" office:value-type="float" office:value="0.980750352813" calcext:value-type="float">
            <text:p>0.9807503528</text:p>
          </table:table-cell>
          <table:table-cell table:style-name="ce1" table:formula="of:=SQRT(([.F10]-[.$F$8])^2 + ([.G10]-[.$G$8])^2 + ([.H10]-[.$H$8])^2 + ([.I10]-[.$I$8])^2)" office:value-type="float" office:value="19.089745734017" calcext:value-type="float">
            <text:p>19.089745734</text:p>
          </table:table-cell>
          <table:table-cell table:style-name="ce17" table:formula="of:=SQRT(([.F10]-[.$F$9])^2 + ([.G10]-[.$G$9])^2 + ([.H10]-[.$H$9])^2 + ([.I10]-[.$I$9])^2)" office:value-type="float" office:value="466.474571679369" calcext:value-type="float">
            <text:p>466.4745716794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ame grapefruit</text:p>
          </table:table-cell>
          <table:table-cell table:style-name="ce2" office:value-type="float" office:value="145.578902018" calcext:value-type="float">
            <text:p>145.578902018</text:p>
          </table:table-cell>
          <table:table-cell table:style-name="ce2" office:value-type="float" office:value="0.276584122006" calcext:value-type="float">
            <text:p>0.276584122</text:p>
          </table:table-cell>
          <table:table-cell table:style-name="ce2" office:value-type="float" office:value="0.624150123476" calcext:value-type="float">
            <text:p>0.6241501235</text:p>
          </table:table-cell>
          <table:table-cell table:style-name="ce2" office:value-type="float" office:value="0.950321033473" calcext:value-type="float">
            <text:p>0.9503210335</text:p>
          </table:table-cell>
          <table:table-cell table:style-name="ce1" table:formula="of:=SQRT(([.F11]-[.$F$8])^2 + ([.G11]-[.$G$8])^2 + ([.H11]-[.$H$8])^2 + ([.I11]-[.$I$8])^2)" office:value-type="float" office:value="57.2980716540102" calcext:value-type="float">
            <text:p>57.298071654</text:p>
          </table:table-cell>
          <table:table-cell table:style-name="ce17" table:formula="of:=SQRT(([.F11]-[.$F$9])^2 + ([.G11]-[.$G$9])^2 + ([.H11]-[.$H$9])^2 + ([.I11]-[.$I$9])^2)" office:value-type="float" office:value="428.260540408171" calcext:value-type="float">
            <text:p>428.2605404082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nipis</text:p>
          </table:table-cell>
          <table:table-cell table:style-name="ce2" office:value-type="float" office:value="81.755157716" calcext:value-type="float">
            <text:p>81.755157716</text:p>
          </table:table-cell>
          <table:table-cell table:style-name="ce2" office:value-type="float" office:value="0.0160086428535" calcext:value-type="float">
            <text:p>0.0160086429</text:p>
          </table:table-cell>
          <table:table-cell table:style-name="ce2" office:value-type="float" office:value="0.478070957581" calcext:value-type="float">
            <text:p>0.4780709576</text:p>
          </table:table-cell>
          <table:table-cell table:style-name="ce2" office:value-type="float" office:value="0.991374904457" calcext:value-type="float">
            <text:p>0.9913749045</text:p>
          </table:table-cell>
          <table:table-cell table:style-name="ce1" table:formula="of:=SQRT(([.F12]-[.$F$8])^2 + ([.G12]-[.$G$8])^2 + ([.H12]-[.$H$8])^2 + ([.I12]-[.$I$8])^2)" office:value-type="float" office:value="6.5315804818399" calcext:value-type="float">
            <text:p>6.5315804818</text:p>
          </table:table-cell>
          <table:table-cell table:style-name="ce17" table:formula="of:=SQRT(([.F12]-[.$F$9])^2 + ([.G12]-[.$G$9])^2 + ([.H12]-[.$H$9])^2 + ([.I12]-[.$I$9])^2)" office:value-type="float" office:value="492.084393204931" calcext:value-type="float">
            <text:p>492.0843932049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K = 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ata rata</text:p>
          </table:table-cell>
          <table:table-cell table:style-name="ce5" table:formula="of:=AVERAGE([.F21:.F24])" office:value-type="float" office:value="227.13465657225" calcext:value-type="float">
            <text:p>227.1346565723</text:p>
          </table:table-cell>
          <table:table-cell table:style-name="ce9" table:formula="of:=AVERAGE([.G21:.G24])" office:value-type="float" office:value="0.130105072486797" calcext:value-type="float">
            <text:p>0.1301050725</text:p>
          </table:table-cell>
          <table:table-cell table:style-name="ce12" table:formula="of:=AVERAGE([.H21:.H24])" office:value-type="float" office:value="0.52985434479925" calcext:value-type="float">
            <text:p>0.5298543448</text:p>
          </table:table-cell>
          <table:table-cell table:style-name="ce15" table:formula="of:=AVERAGE([.I21:.I24])" office:value-type="float" office:value="0.939320494786" calcext:value-type="float">
            <text:p>0.939320494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kontras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homogenitas</text:p>
          </table:table-cell>
          <table:table-cell table:style-name="ce2" office:value-type="string" calcext:value-type="string">
            <text:p>corelasi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manis</text:p>
          </table:table-cell>
          <table:table-cell table:style-name="ce3" office:value-type="float" office:value="88.2808989853" calcext:value-type="float">
            <text:p>88.2808989853</text:p>
          </table:table-cell>
          <table:table-cell table:style-name="ce3" office:value-type="float" office:value="0.209207208077" calcext:value-type="float">
            <text:p>0.2092072081</text:p>
          </table:table-cell>
          <table:table-cell table:style-name="ce3" office:value-type="float" office:value="0.674876546817" calcext:value-type="float">
            <text:p>0.6748765468</text:p>
          </table:table-cell>
          <table:table-cell table:style-name="ce3" office:value-type="float" office:value="0.977723847799" calcext:value-type="float">
            <text:p>0.9777238478</text:p>
          </table:table-cell>
          <table:table-cell table:style-name="ce1" table:formula="of:=SQRT(([.F20]-[.$F$20])^2 + ([.G20]-[.$G$20])^2 + ([.H20]-[.$H$20])^2 + ([.I20]-[.$I$20])^2)" office:value-type="float" office:value="0" calcext:value-type="float">
            <text:p>0</text:p>
          </table:table-cell>
          <table:table-cell table:style-name="ce17" table:formula="of:=SQRT(([.F20]-[.$F$18])^2 + ([.G20]-[.$G$18])^2 + ([.H20]-[.$H$18])^2 + ([.I20]-[.$I$18])^2)" office:value-type="float" office:value="138.853861161366" calcext:value-type="float">
            <text:p>138.85386116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eruk lemon</text:p>
          </table:table-cell>
          <table:table-cell table:style-name="ce6" office:value-type="float" office:value="573.839405761" calcext:value-type="float">
            <text:p>573.839405761</text:p>
          </table:table-cell>
          <table:table-cell table:style-name="ce10" office:value-type="float" office:value="0.227614004475" calcext:value-type="float">
            <text:p>0.2276140045</text:p>
          </table:table-cell>
          <table:table-cell table:style-name="ce13" office:value-type="float" office:value="0.749328209812" calcext:value-type="float">
            <text:p>0.7493282098</text:p>
          </table:table-cell>
          <table:table-cell table:style-name="ce16" office:value-type="float" office:value="0.834835688401" calcext:value-type="float">
            <text:p>0.8348356884</text:p>
          </table:table-cell>
          <table:table-cell table:style-name="ce1" table:formula="of:=SQRT(([.F21]-[.$F$20])^2 + ([.G21]-[.$G$20])^2 + ([.H21]-[.$H$20])^2 + ([.I21]-[.$I$20])^2)" office:value-type="float" office:value="485.558533856768" calcext:value-type="float">
            <text:p>485.5585338568</text:p>
          </table:table-cell>
          <table:table-cell table:style-name="ce17" table:formula="of:=SQRT(([.F21]-[.$F$18])^2 + ([.G21]-[.$G$18])^2 + ([.H21]-[.$H$18])^2 + ([.I21]-[.$I$18])^2)" office:value-type="float" office:value="346.704848111298" calcext:value-type="float">
            <text:p>346.7048481113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bali</text:p>
          </table:table-cell>
          <table:table-cell table:style-name="ce6" office:value-type="float" office:value="107.365160794" calcext:value-type="float">
            <text:p>107.365160794</text:p>
          </table:table-cell>
          <table:table-cell table:style-name="ce10" office:value-type="float" office:value="0.000213520612688" calcext:value-type="float">
            <text:p>0.0002135206</text:p>
          </table:table-cell>
          <table:table-cell table:style-name="ce13" office:value-type="float" office:value="0.267868088328" calcext:value-type="float">
            <text:p>0.2678680883</text:p>
          </table:table-cell>
          <table:table-cell table:style-name="ce16" office:value-type="float" office:value="0.980750352813" calcext:value-type="float">
            <text:p>0.9807503528</text:p>
          </table:table-cell>
          <table:table-cell table:style-name="ce1" table:formula="of:=SQRT(([.F22]-[.$F$20])^2 + ([.G22]-[.$G$20])^2 + ([.H22]-[.$H$20])^2 + ([.I22]-[.$I$20])^2)" office:value-type="float" office:value="19.089745734017" calcext:value-type="float">
            <text:p>19.089745734</text:p>
          </table:table-cell>
          <table:table-cell table:style-name="ce17" table:formula="of:=SQRT(([.F22]-[.$F$18])^2 + ([.G22]-[.$G$18])^2 + ([.H22]-[.$H$18])^2 + ([.I22]-[.$I$18])^2)" office:value-type="float" office:value="119.769859914852" calcext:value-type="float">
            <text:p>119.76985991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lame grapefruit</text:p>
          </table:table-cell>
          <table:table-cell table:style-name="ce6" office:value-type="float" office:value="145.578902018" calcext:value-type="float">
            <text:p>145.578902018</text:p>
          </table:table-cell>
          <table:table-cell table:style-name="ce10" office:value-type="float" office:value="0.276584122006" calcext:value-type="float">
            <text:p>0.276584122</text:p>
          </table:table-cell>
          <table:table-cell table:style-name="ce13" office:value-type="float" office:value="0.624150123476" calcext:value-type="float">
            <text:p>0.6241501235</text:p>
          </table:table-cell>
          <table:table-cell table:style-name="ce16" office:value-type="float" office:value="0.950321033473" calcext:value-type="float">
            <text:p>0.9503210335</text:p>
          </table:table-cell>
          <table:table-cell table:style-name="ce1" table:formula="of:=SQRT(([.F23]-[.$F$20])^2 + ([.G23]-[.$G$20])^2 + ([.H23]-[.$H$20])^2 + ([.I23]-[.$I$20])^2)" office:value-type="float" office:value="57.2980716540102" calcext:value-type="float">
            <text:p>57.298071654</text:p>
          </table:table-cell>
          <table:table-cell table:style-name="ce17" table:formula="of:=SQRT(([.F23]-[.$F$18])^2 + ([.G23]-[.$G$18])^2 + ([.H23]-[.$H$18])^2 + ([.I23]-[.$I$18])^2)" office:value-type="float" office:value="81.5559413515088" calcext:value-type="float">
            <text:p>81.55594135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eruk nipis</text:p>
          </table:table-cell>
          <table:table-cell table:style-name="ce6" office:value-type="float" office:value="81.755157716" calcext:value-type="float">
            <text:p>81.755157716</text:p>
          </table:table-cell>
          <table:table-cell table:style-name="ce10" office:value-type="float" office:value="0.0160086428535" calcext:value-type="float">
            <text:p>0.0160086429</text:p>
          </table:table-cell>
          <table:table-cell table:style-name="ce13" office:value-type="float" office:value="0.478070957581" calcext:value-type="float">
            <text:p>0.4780709576</text:p>
          </table:table-cell>
          <table:table-cell table:style-name="ce16" office:value-type="float" office:value="0.991374904457" calcext:value-type="float">
            <text:p>0.9913749045</text:p>
          </table:table-cell>
          <table:table-cell table:style-name="ce1" table:formula="of:=SQRT(([.F24]-[.$F$20])^2 + ([.G24]-[.$G$20])^2 + ([.H24]-[.$H$20])^2 + ([.I24]-[.$I$20])^2)" office:value-type="float" office:value="6.5315804818399" calcext:value-type="float">
            <text:p>6.5315804818</text:p>
          </table:table-cell>
          <table:table-cell table:style-name="ce17" table:formula="of:=SQRT(([.F24]-[.$F$18])^2 + ([.G24]-[.$G$18])^2 + ([.H24]-[.$H$18])^2 + ([.I24]-[.$I$18])^2)" office:value-type="float" office:value="145.379562170445" calcext:value-type="float">
            <text:p>145.379562170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rata rata</text:p>
          </table:table-cell>
          <table:table-cell table:style-name="ce7" table:formula="of:=AVERAGE([.F38:.F39])" office:value-type="float" office:value="331.06015237315" calcext:value-type="float">
            <text:p>331.0601523732</text:p>
          </table:table-cell>
          <table:table-cell table:style-name="ce7" table:formula="of:=AVERAGE([.G38:.G39])" office:value-type="float" office:value="0.218410606276" calcext:value-type="float">
            <text:p>0.2184106063</text:p>
          </table:table-cell>
          <table:table-cell table:style-name="ce7" table:formula="of:=AVERAGE([.H38:.H39])" office:value-type="float" office:value="0.7121023783145" calcext:value-type="float">
            <text:p>0.7121023783</text:p>
          </table:table-cell>
          <table:table-cell table:style-name="ce7" table:formula="of:=AVERAGE([.I38:.I39])" office:value-type="float" office:value="0.9062797681" calcext:value-type="float">
            <text:p>0.906279768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" table:formula="of:=AVERAGE([.F40:.F42])" office:value-type="float" office:value="111.566406842667" calcext:value-type="float">
            <text:p>111.5664068427</text:p>
          </table:table-cell>
          <table:table-cell table:style-name="ce11" table:formula="of:=AVERAGE([.G40:.G42])" office:value-type="float" office:value="0.097602095157396" calcext:value-type="float">
            <text:p>0.0976020952</text:p>
          </table:table-cell>
          <table:table-cell table:style-name="ce14" table:formula="of:=AVERAGE([.H40:.H42])" office:value-type="float" office:value="0.456696389795" calcext:value-type="float">
            <text:p>0.4566963898</text:p>
          </table:table-cell>
          <table:table-cell table:style-name="ce15" table:formula="of:=AVERAGE([.I40:.I42])" office:value-type="float" office:value="0.974148763581" calcext:value-type="float">
            <text:p>0.974148763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kontras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homogenitas</text:p>
          </table:table-cell>
          <table:table-cell table:style-name="ce2" office:value-type="string" calcext:value-type="string">
            <text:p>corelasi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manis</text:p>
          </table:table-cell>
          <table:table-cell table:style-name="ce3" office:value-type="float" office:value="88.2808989853" calcext:value-type="float">
            <text:p>88.2808989853</text:p>
          </table:table-cell>
          <table:table-cell table:style-name="ce3" office:value-type="float" office:value="0.209207208077" calcext:value-type="float">
            <text:p>0.2092072081</text:p>
          </table:table-cell>
          <table:table-cell table:style-name="ce3" office:value-type="float" office:value="0.674876546817" calcext:value-type="float">
            <text:p>0.6748765468</text:p>
          </table:table-cell>
          <table:table-cell table:style-name="ce3" office:value-type="float" office:value="0.977723847799" calcext:value-type="float">
            <text:p>0.9777238478</text:p>
          </table:table-cell>
          <table:table-cell table:style-name="ce1" table:formula="of:=SQRT(([.F38]-[.$F$34])^2 + ([.G38]-[.$G$34])^2 + ([.H38]-[.$H$34])^2 + ([.I38]-[.$I$34])^2)" office:value-type="float" office:value="242.779266928384" calcext:value-type="float">
            <text:p>242.7792669284</text:p>
          </table:table-cell>
          <table:table-cell table:style-name="ce17" table:formula="of:=SQRT(([.F38]-[.$F$35])^2 + ([.G38]-[.$G$35])^2 + ([.H38]-[.$H$35])^2 + ([.I38]-[.$I$35])^2)" office:value-type="float" office:value="23.2867977025365" calcext:value-type="float">
            <text:p>23.2867977025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lemon</text:p>
          </table:table-cell>
          <table:table-cell table:style-name="ce3" office:value-type="float" office:value="573.839405761" calcext:value-type="float">
            <text:p>573.839405761</text:p>
          </table:table-cell>
          <table:table-cell table:style-name="ce3" office:value-type="float" office:value="0.227614004475" calcext:value-type="float">
            <text:p>0.2276140045</text:p>
          </table:table-cell>
          <table:table-cell table:style-name="ce3" office:value-type="float" office:value="0.749328209812" calcext:value-type="float">
            <text:p>0.7493282098</text:p>
          </table:table-cell>
          <table:table-cell table:style-name="ce3" office:value-type="float" office:value="0.834835688401" calcext:value-type="float">
            <text:p>0.8348356884</text:p>
          </table:table-cell>
          <table:table-cell table:style-name="ce1" table:formula="of:=SQRT(([.F39]-[.$F$34])^2 + ([.G39]-[.$G$34])^2 + ([.H39]-[.$H$34])^2 + ([.I39]-[.$I$34])^2)" office:value-type="float" office:value="242.779266928384" calcext:value-type="float">
            <text:p>242.7792669284</text:p>
          </table:table-cell>
          <table:table-cell table:style-name="ce17" table:formula="of:=SQRT(([.F39]-[.$F$35])^2 + ([.G39]-[.$G$35])^2 + ([.H39]-[.$H$35])^2 + ([.I39]-[.$I$35])^2)" office:value-type="float" office:value="462.273130815064" calcext:value-type="float">
            <text:p>462.27313081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eruk bali</text:p>
          </table:table-cell>
          <table:table-cell table:style-name="ce6" office:value-type="float" office:value="107.365160794" calcext:value-type="float">
            <text:p>107.365160794</text:p>
          </table:table-cell>
          <table:table-cell table:style-name="ce10" office:value-type="float" office:value="0.000213520612688" calcext:value-type="float">
            <text:p>0.0002135206</text:p>
          </table:table-cell>
          <table:table-cell table:style-name="ce13" office:value-type="float" office:value="0.267868088328" calcext:value-type="float">
            <text:p>0.2678680883</text:p>
          </table:table-cell>
          <table:table-cell table:style-name="ce16" office:value-type="float" office:value="0.980750352813" calcext:value-type="float">
            <text:p>0.9807503528</text:p>
          </table:table-cell>
          <table:table-cell table:style-name="ce1" table:formula="of:=SQRT(([.F40]-[.$F$34])^2 + ([.G40]-[.$G$34])^2 + ([.H40]-[.$H$34])^2 + ([.I40]-[.$I$34])^2)" office:value-type="float" office:value="223.695551492506" calcext:value-type="float">
            <text:p>223.6955514925</text:p>
          </table:table-cell>
          <table:table-cell table:style-name="ce17" table:formula="of:=SQRT(([.F40]-[.$F$35])^2 + ([.G40]-[.$G$35])^2 + ([.H40]-[.$H$35])^2 + ([.I40]-[.$I$35])^2)" office:value-type="float" office:value="4.20662009269965" calcext:value-type="float">
            <text:p>4.2066200927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ame grapefruit</text:p>
          </table:table-cell>
          <table:table-cell table:style-name="ce6" office:value-type="float" office:value="145.578902018" calcext:value-type="float">
            <text:p>145.578902018</text:p>
          </table:table-cell>
          <table:table-cell table:style-name="ce10" office:value-type="float" office:value="0.276584122006" calcext:value-type="float">
            <text:p>0.276584122</text:p>
          </table:table-cell>
          <table:table-cell table:style-name="ce13" office:value-type="float" office:value="0.624150123476" calcext:value-type="float">
            <text:p>0.6241501235</text:p>
          </table:table-cell>
          <table:table-cell table:style-name="ce16" office:value-type="float" office:value="0.950321033473" calcext:value-type="float">
            <text:p>0.9503210335</text:p>
          </table:table-cell>
          <table:table-cell table:style-name="ce1" table:formula="of:=SQRT(([.F41]-[.$F$34])^2 + ([.G41]-[.$G$34])^2 + ([.H41]-[.$H$34])^2 + ([.I41]-[.$I$34])^2)" office:value-type="float" office:value="185.481285559217" calcext:value-type="float">
            <text:p>185.4812855592</text:p>
          </table:table-cell>
          <table:table-cell table:style-name="ce17" table:formula="of:=SQRT(([.F41]-[.$F$35])^2 + ([.G41]-[.$G$35])^2 + ([.H41]-[.$H$35])^2 + ([.I41]-[.$I$35])^2)" office:value-type="float" office:value="34.01338664602" calcext:value-type="float">
            <text:p>34.013386646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nipis</text:p>
          </table:table-cell>
          <table:table-cell table:style-name="ce6" office:value-type="float" office:value="81.755157716" calcext:value-type="float">
            <text:p>81.755157716</text:p>
          </table:table-cell>
          <table:table-cell table:style-name="ce10" office:value-type="float" office:value="0.0160086428535" calcext:value-type="float">
            <text:p>0.0160086429</text:p>
          </table:table-cell>
          <table:table-cell table:style-name="ce13" office:value-type="float" office:value="0.478070957581" calcext:value-type="float">
            <text:p>0.4780709576</text:p>
          </table:table-cell>
          <table:table-cell table:style-name="ce16" office:value-type="float" office:value="0.991374904457" calcext:value-type="float">
            <text:p>0.9913749045</text:p>
          </table:table-cell>
          <table:table-cell table:style-name="ce1" table:formula="of:=SQRT(([.F42]-[.$F$34])^2 + ([.G42]-[.$G$34])^2 + ([.H42]-[.$H$34])^2 + ([.I42]-[.$I$34])^2)" office:value-type="float" office:value="249.305201188111" calcext:value-type="float">
            <text:p>249.3052011881</text:p>
          </table:table-cell>
          <table:table-cell table:style-name="ce17" table:formula="of:=SQRT(([.F42]-[.$F$35])^2 + ([.G42]-[.$G$35])^2 + ([.H42]-[.$H$35])^2 + ([.I42]-[.$I$35])^2)" office:value-type="float" office:value="29.8113734268604" calcext:value-type="float">
            <text:p>29.8113734269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rata rata</text:p>
          </table:table-cell>
          <table:table-cell table:style-name="ce7" table:formula="of:=AVERAGE([.F53:.F55])" office:value-type="float" office:value="256.4951551801" calcext:value-type="float">
            <text:p>256.4951551801</text:p>
          </table:table-cell>
          <table:table-cell table:style-name="ce7" table:formula="of:=AVERAGE([.G53:.G55])" office:value-type="float" office:value="0.145678244388229" calcext:value-type="float">
            <text:p>0.1456782444</text:p>
          </table:table-cell>
          <table:table-cell table:style-name="ce7" table:formula="of:=AVERAGE([.H53:.H55])" office:value-type="float" office:value="0.564024281652333" calcext:value-type="float">
            <text:p>0.5640242817</text:p>
          </table:table-cell>
          <table:table-cell table:style-name="ce7" table:formula="of:=AVERAGE([.I53:.I55])" office:value-type="float" office:value="0.931103296337667" calcext:value-type="float">
            <text:p>0.931103296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" table:formula="of:=AVERAGE([.F56:.F57])" office:value-type="float" office:value="113.667029867" calcext:value-type="float">
            <text:p>113.667029867</text:p>
          </table:table-cell>
          <table:table-cell table:style-name="ce9" table:formula="of:=AVERAGE([.G56:.G57])" office:value-type="float" office:value="0.14629638242975" calcext:value-type="float">
            <text:p>0.1462963824</text:p>
          </table:table-cell>
          <table:table-cell table:style-name="ce14" table:formula="of:=AVERAGE([.H56:.H57])" office:value-type="float" office:value="0.5511105405285" calcext:value-type="float">
            <text:p>0.5511105405</text:p>
          </table:table-cell>
          <table:table-cell table:style-name="ce15" table:formula="of:=AVERAGE([.I56:.I57])" office:value-type="float" office:value="0.970847968965" calcext:value-type="float">
            <text:p>0.970847969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kontras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homogenitas</text:p>
          </table:table-cell>
          <table:table-cell table:style-name="ce2" office:value-type="string" calcext:value-type="string">
            <text:p>corelasi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manis</text:p>
          </table:table-cell>
          <table:table-cell table:style-name="ce3" office:value-type="float" office:value="88.2808989853" calcext:value-type="float">
            <text:p>88.2808989853</text:p>
          </table:table-cell>
          <table:table-cell table:style-name="ce3" office:value-type="float" office:value="0.209207208077" calcext:value-type="float">
            <text:p>0.2092072081</text:p>
          </table:table-cell>
          <table:table-cell table:style-name="ce3" office:value-type="float" office:value="0.674876546817" calcext:value-type="float">
            <text:p>0.6748765468</text:p>
          </table:table-cell>
          <table:table-cell table:style-name="ce3" office:value-type="float" office:value="0.977723847799" calcext:value-type="float">
            <text:p>0.9777238478</text:p>
          </table:table-cell>
          <table:table-cell table:style-name="ce1" table:formula="of:=SQRT(([.F53]-[.$F$49])^2 + ([.G53]-[.$G$49])^2 + ([.H53]-[.$H$49])^2 + ([.I53]-[.$I$49])^2)" office:value-type="float" office:value="168.21431117714" calcext:value-type="float">
            <text:p>168.2143111771</text:p>
          </table:table-cell>
          <table:table-cell table:style-name="ce17" table:formula="of:=SQRT(([.F53]-[.$F$50])^2 + ([.G53]-[.$G$50])^2 + ([.H53]-[.$H$50])^2 + ([.I53]-[.$I$50])^2)" office:value-type="float" office:value="25.386511462129" calcext:value-type="float">
            <text:p>25.3865114621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lemon</text:p>
          </table:table-cell>
          <table:table-cell table:style-name="ce3" office:value-type="float" office:value="573.839405761" calcext:value-type="float">
            <text:p>573.839405761</text:p>
          </table:table-cell>
          <table:table-cell table:style-name="ce3" office:value-type="float" office:value="0.227614004475" calcext:value-type="float">
            <text:p>0.2276140045</text:p>
          </table:table-cell>
          <table:table-cell table:style-name="ce3" office:value-type="float" office:value="0.749328209812" calcext:value-type="float">
            <text:p>0.7493282098</text:p>
          </table:table-cell>
          <table:table-cell table:style-name="ce3" office:value-type="float" office:value="0.834835688401" calcext:value-type="float">
            <text:p>0.8348356884</text:p>
          </table:table-cell>
          <table:table-cell table:style-name="ce1" table:formula="of:=SQRT(([.F54]-[.$F$49])^2 + ([.G54]-[.$G$49])^2 + ([.H54]-[.$H$49])^2 + ([.I54]-[.$I$49])^2)" office:value-type="float" office:value="317.344329861461" calcext:value-type="float">
            <text:p>317.3443298615</text:p>
          </table:table-cell>
          <table:table-cell table:style-name="ce17" table:formula="of:=SQRT(([.F54]-[.$F$50])^2 + ([.G54]-[.$G$50])^2 + ([.H54]-[.$H$50])^2 + ([.I54]-[.$I$50])^2)" office:value-type="float" office:value="460.172445870099" calcext:value-type="float">
            <text:p>460.17244587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Jeruk bali</text:p>
          </table:table-cell>
          <table:table-cell table:style-name="ce3" office:value-type="float" office:value="107.365160794" calcext:value-type="float">
            <text:p>107.365160794</text:p>
          </table:table-cell>
          <table:table-cell table:style-name="ce3" office:value-type="float" office:value="0.000213520612688" calcext:value-type="float">
            <text:p>0.0002135206</text:p>
          </table:table-cell>
          <table:table-cell table:style-name="ce3" office:value-type="float" office:value="0.267868088328" calcext:value-type="float">
            <text:p>0.2678680883</text:p>
          </table:table-cell>
          <table:table-cell table:style-name="ce3" office:value-type="float" office:value="0.980750352813" calcext:value-type="float">
            <text:p>0.9807503528</text:p>
          </table:table-cell>
          <table:table-cell table:style-name="ce1" table:formula="of:=SQRT(([.F55]-[.$F$49])^2 + ([.G55]-[.$G$49])^2 + ([.H55]-[.$H$49])^2 + ([.I55]-[.$I$49])^2)" office:value-type="float" office:value="149.130367661671" calcext:value-type="float">
            <text:p>149.1303676617</text:p>
          </table:table-cell>
          <table:table-cell table:style-name="ce17" table:formula="of:=SQRT(([.F55]-[.$F$50])^2 + ([.G55]-[.$G$50])^2 + ([.H55]-[.$H$50])^2 + ([.I55]-[.$I$50])^2)" office:value-type="float" office:value="6.30993013904947" calcext:value-type="float">
            <text:p>6.309930139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ame grapefruit</text:p>
          </table:table-cell>
          <table:table-cell table:style-name="ce6" office:value-type="float" office:value="145.578902018" calcext:value-type="float">
            <text:p>145.578902018</text:p>
          </table:table-cell>
          <table:table-cell table:style-name="ce10" office:value-type="float" office:value="0.276584122006" calcext:value-type="float">
            <text:p>0.276584122</text:p>
          </table:table-cell>
          <table:table-cell table:style-name="ce13" office:value-type="float" office:value="0.624150123476" calcext:value-type="float">
            <text:p>0.6241501235</text:p>
          </table:table-cell>
          <table:table-cell table:style-name="ce16" office:value-type="float" office:value="0.950321033473" calcext:value-type="float">
            <text:p>0.9503210335</text:p>
          </table:table-cell>
          <table:table-cell table:style-name="ce1" table:formula="of:=SQRT(([.F56]-[.$F$49])^2 + ([.G56]-[.$G$49])^2 + ([.H56]-[.$H$49])^2 + ([.I56]-[.$I$49])^2)" office:value-type="float" office:value="110.916348372574" calcext:value-type="float">
            <text:p>110.9163483726</text:p>
          </table:table-cell>
          <table:table-cell table:style-name="ce17" table:formula="of:=SQRT(([.F56]-[.$F$50])^2 + ([.G56]-[.$G$50])^2 + ([.H56]-[.$H$50])^2 + ([.I56]-[.$I$50])^2)" office:value-type="float" office:value="31.9122283022137" calcext:value-type="float">
            <text:p>31.9122283022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eruk nipis</text:p>
          </table:table-cell>
          <table:table-cell table:style-name="ce6" office:value-type="float" office:value="81.755157716" calcext:value-type="float">
            <text:p>81.755157716</text:p>
          </table:table-cell>
          <table:table-cell table:style-name="ce10" office:value-type="float" office:value="0.0160086428535" calcext:value-type="float">
            <text:p>0.0160086429</text:p>
          </table:table-cell>
          <table:table-cell table:style-name="ce13" office:value-type="float" office:value="0.478070957581" calcext:value-type="float">
            <text:p>0.4780709576</text:p>
          </table:table-cell>
          <table:table-cell table:style-name="ce16" office:value-type="float" office:value="0.991374904457" calcext:value-type="float">
            <text:p>0.9913749045</text:p>
          </table:table-cell>
          <table:table-cell table:style-name="ce1" table:formula="of:=SQRT(([.F57]-[.$F$49])^2 + ([.G57]-[.$G$49])^2 + ([.H57]-[.$H$49])^2 + ([.I57]-[.$I$49])^2)" office:value-type="float" office:value="174.740077110547" calcext:value-type="float">
            <text:p>174.7400771105</text:p>
          </table:table-cell>
          <table:table-cell table:style-name="ce17" table:formula="of:=SQRT(([.F57]-[.$F$50])^2 + ([.G57]-[.$G$50])^2 + ([.H57]-[.$H$50])^2 + ([.I57]-[.$I$50])^2)" office:value-type="float" office:value="31.9122283022137" calcext:value-type="float">
            <text:p>31.9122283022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 table:number-rows-repeated="10485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00:49:47.197161038</meta:creation-date>
    <dc:date>2017-04-11T01:54:25.359871957</dc:date>
    <meta:editing-duration>PT12M55S</meta:editing-duration>
    <meta:editing-cycles>4</meta:editing-cycles>
    <meta:generator>LibreOffice/5.1.6.2$Linux_X86_64 LibreOffice_project/10m0$Build-2</meta:generator>
    <meta:document-statistic meta:table-count="1" meta:cell-count="220" meta:object-count="0"/>
  </office:meta>
</office:document-meta>
</file>